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InputStream.read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ObjectInputStream( java . io . In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rea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etField.Get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registerValidation( java . io . ObjectInputValidation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read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read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defaultRead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enableResolveObject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skipBytes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read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read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read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readStream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Objec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readU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readUnsigned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readUnsigned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readFully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read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read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rea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read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readFully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readClass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resolveClass( java . io . ObjectStreamClass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read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readObject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resolveProxyClass( java . lang . String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ObjectInputStream.resolveObject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